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1584a" officeooo:paragraph-rsid="0011584a"/>
    </style:style>
    <style:style style:name="P2" style:family="paragraph" style:parent-style-name="Standard">
      <style:paragraph-properties fo:text-align="start" style:justify-single-word="false"/>
      <style:text-properties style:font-name="Khmer OS" fo:font-size="14pt" fo:font-weight="normal" officeooo:rsid="0011584a" officeooo:paragraph-rsid="0011584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Khmer OS" fo:font-size="14pt" fo:font-weight="normal" officeooo:rsid="0011584a" officeooo:paragraph-rsid="0012828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Khmer OS" fo:font-size="14pt" fo:font-weight="normal" officeooo:rsid="0011584a" officeooo:paragraph-rsid="0013c5e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Khmer OS" fo:font-size="14pt" fo:font-weight="normal" officeooo:rsid="0011584a" officeooo:paragraph-rsid="001cf84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Khmer OS" fo:font-size="14pt" fo:font-weight="normal" officeooo:rsid="0011584a" officeooo:paragraph-rsid="001e083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Khmer OS" fo:font-size="14pt" fo:font-weight="normal" officeooo:rsid="0011cb6e" officeooo:paragraph-rsid="0011cb6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Khmer OS" fo:font-size="16pt" fo:font-weight="bold" officeooo:rsid="0011584a" officeooo:paragraph-rsid="0011584a" style:font-weight-asian="bold" style:font-weight-complex="bold"/>
    </style:style>
    <style:style style:name="T1" style:family="text">
      <style:text-properties officeooo:rsid="0011cb6e"/>
    </style:style>
    <style:style style:name="T2" style:family="text">
      <style:text-properties officeooo:rsid="001255a1"/>
    </style:style>
    <style:style style:name="T3" style:family="text">
      <style:text-properties officeooo:rsid="00128280"/>
    </style:style>
    <style:style style:name="T4" style:family="text">
      <style:text-properties fo:font-weight="bold" officeooo:rsid="00128280" style:font-weight-asian="bold" style:font-weight-complex="bold"/>
    </style:style>
    <style:style style:name="T5" style:family="text">
      <style:text-properties officeooo:rsid="0013c5e2"/>
    </style:style>
    <style:style style:name="T6" style:family="text">
      <style:text-properties officeooo:rsid="001474b9"/>
    </style:style>
    <style:style style:name="T7" style:family="text">
      <style:text-properties officeooo:rsid="001475af"/>
    </style:style>
    <style:style style:name="T8" style:family="text">
      <style:text-properties officeooo:rsid="001643d9"/>
    </style:style>
    <style:style style:name="T9" style:family="text">
      <style:text-properties officeooo:rsid="00170ac7"/>
    </style:style>
    <style:style style:name="T10" style:family="text">
      <style:text-properties officeooo:rsid="0018b272"/>
    </style:style>
    <style:style style:name="T11" style:family="text">
      <style:text-properties officeooo:rsid="001972ee"/>
    </style:style>
    <style:style style:name="T12" style:family="text">
      <style:text-properties officeooo:rsid="001b24a3"/>
    </style:style>
    <style:style style:name="T13" style:family="text">
      <style:text-properties officeooo:rsid="001cf842"/>
    </style:style>
    <style:style style:name="T14" style:family="text">
      <style:text-properties officeooo:rsid="001e0838"/>
    </style:style>
    <style:style style:name="T15" style:family="text">
      <style:text-properties officeooo:rsid="001e243d"/>
    </style:style>
    <style:style style:name="T16" style:family="text">
      <style:text-properties officeooo:rsid="001e61fb"/>
    </style:style>
    <style:style style:name="T17" style:family="text">
      <style:text-properties officeooo:rsid="001f9db3"/>
    </style:style>
    <style:style style:name="T18" style:family="text">
      <style:text-properties officeooo:rsid="00205a17"/>
    </style:style>
    <style:style style:name="T19" style:family="text">
      <style:text-properties officeooo:rsid="002086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/text:p>
      <text:p text:style-name="P1"/>
      <text:p text:style-name="P8">Business</text:p>
      <text:p text:style-name="P8"/>
      <text:p text:style-name="P7">A. Verb and expression</text:p>
      <text:p text:style-name="P2">a. Complete with verbs<text:line-break/><text:tab/><text:span text:style-name="T13">1. set up a company</text:span></text:p>
      <text:p text:style-name="P2"><text:tab/>2. manufacture a product </text:p>
      <text:p text:style-name="P3"><text:tab/>3. <text:span text:style-name="T13">advertise on TV</text:span><text:line-break/><text:tab/>4. <text:span text:style-name="T14">market</text:span> a product<text:line-break/><text:tab/>5. become successful<text:line-break/><text:tab/>6. make a profit<text:line-break/><text:tab/>7. <text:span text:style-name="T13">expand</text:span><text:line-break/><text:tab/>8. export to another country<text:line-break/><text:tab/>9. import from another country<text:line-break/><text:tab/>10. <text:line-break/><text:tab/>11. take over another country<text:line-break/><text:tab/>12. <text:line-break/><text:tab/><text:span text:style-name="T18">13 </text:span><text:span text:style-name="T19">have debt</text:span><text:span text:style-name="T18"><text:line-break/><text:tab/>14. <text:line-break/><text:tab/>15.</text:span><text:line-break/><text:span text:style-name="T1">b. Underline<text:line-break/><text:tab/>- start a company<text:line-break/></text:span><text:soft-page-break/><text:span text:style-name="T1"><text:tab/>- </text:span><text:span text:style-name="T2">make a product<text:line-break/><text:tab/>- be successful<text:line-break/><text:tab/>- make a profit<text:line-break/><text:tab/></text:span></text:p>
      <text:p text:style-name="P3"><text:span text:style-name="T3">d. Put the nouns<text:line-break/> + Do:<text:line-break/><text:tab/>- business</text:span></text:p>
      <text:p text:style-name="P4"><text:span text:style-name="T3"><text:tab/>- marketing<text:line-break/><text:tab/>- work <text:line-break/><text:tab/>- a job <text:line-break/><text:tab/>- paperwork<text:line-break/> + Make<text:line-break/><text:tab/>- money<text:line-break/><text:tab/>- a profit/ a loss<text:line-break/><text:tab/>- a deal<text:line-break/><text:tab/>- sb redundant<text:line-break/></text:span><text:span text:style-name="T4">B. Organizations and people<text:line-break/></text:span><text:span text:style-name="T5">a. Match the words and definiton</text:span></text:p>
      <text:p text:style-name="P5"><text:span text:style-name="T5">+ organization:<text:line-break/> <text:tab/></text:span><text:span text:style-name="T6">1. A chain<text:line-break/> <text:tab/>2. A Multinational<text:line-break/><text:tab/>3. </text:span><text:span text:style-name="T7">A </text:span><text:span text:style-name="T6">Business/</text:span><text:span text:style-name="T7">company<text:line-break/> + People in Business<text:line-break/></text:span><text:soft-page-break/><text:span text:style-name="T7"> <text:tab/>4. The owner<text:line-break/><text:tab/>5. the staff<text:line-break/><text:tab/>6. </text:span><text:span text:style-name="T13">Client</text:span><text:span text:style-name="T7"><text:line-break/><text:tab/>7. a customer<text:line-break/><text:tab/>8. </text:span><text:span text:style-name="T9">a competitor</text:span><text:span text:style-name="T7"><text:line-break/><text:tab/></text:span><text:span text:style-name="T8">9. </text:span><text:span text:style-name="T9">a colleague</text:span><text:span text:style-name="T8"><text:line-break/><text:tab/>10. Director<text:line-break/><text:tab/>11. the manager <text:line-break/><text:tab/>12. </text:span><text:span text:style-name="T9">an executive</text:span></text:p>
      <text:p text:style-name="P6"><text:span text:style-name="T3"><text:line-break/></text:span><text:span text:style-name="T10">C. Follow the instruction<text:line-break/> </text:span><text:span text:style-name="T16">+ a.</text:span><text:span text:style-name="T10"><text:line-break/><text:tab/>1. the manager who manages or controls a company or organization<text:line-break/><text:tab/>- <text:s text:c="2"/>the owner who owns a business<text:line-break/><text:tab/>2. An employee who had employ by company<text:line-break/><text:tab/>- <text:s text:c="2"/></text:span><text:span text:style-name="T11">the the staff </text:span><text:span text:style-name="T12">is a group of people<text:line-break/><text:tab/>3. A customer who buy goods or services<text:line-break/><text:tab/>- <text:s text:c="2"/>A client who receives a service from professional person.<text:line-break/><text:tab/>4. A boss who </text:span><text:span text:style-name="T13">in charge of a worker<text:line-break/><text:tab/>- <text:s text:c="2"/>A Colleague is a fellow at your workspace<text:line-break/><text:tab/>5. set up a company </text:span><text:span text:style-name="T14">is mean start company</text:span><text:span text:style-name="T13"><text:line-break/><text:tab/>- <text:s text:c="2"/>take over a company is take control company<text:line-break/><text:tab/></text:span><text:span text:style-name="T14">6. sell a product is mean you sell your product<text:line-break/></text:span><text:soft-page-break/><text:span text:style-name="T14"><text:tab/>- <text:s text:c="2"/>market a product is mean promote product</text:span></text:p>
      <text:p text:style-name="P6"><text:span text:style-name="T3"><text:tab/></text:span><text:span text:style-name="T14">7. to export is bring products to another country<text:line-break/><text:tab/>- <text:s text:c="2"/>to import is get products from another country<text:line-break/><text:tab/>8. make a profit is </text:span><text:span text:style-name="T15">to get more income<text:line-break/><text:tab/>- make a loss is mean you reduce taxable income <text:line-break/><text:tab/>9. be in a debt is owe money<text:line-break/><text:tab/>- <text:s text:c="2"/>go bankrupt is unable to repay outstanding debt<text:line-break/><text:tab/></text:span><text:span text:style-name="T16">10. make sb redundant is dismissal from your job<text:line-break/><text:tab/>- <text:s text:c="2"/>Sack sb is give someone the sack<text:line-break/><text:line-break/> <text:s/>+ b.<text:line-break/><text:tab/>1. Amazon<text:line-break/><text:tab/>2. </text:span><text:span text:style-name="T17">Starbuck<text:line-break/><text:tab/>3. Nham24<text:line-break/><text:tab/>4. KOI<text:line-break/><text:tab/>5. Facebook</text:span><text:span text:style-name="T3"><text:line-break/></text:span><text:span text:style-name="T1"><text:line-break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0T23:49:51.283427487</dc:date>
    <meta:editing-duration>PT59M36S</meta:editing-duration>
    <meta:editing-cycles>8</meta:editing-cycles>
    <meta:generator>LibreOffice/7.1.4.2$Linux_X86_64 LibreOffice_project/10$Build-2</meta:generator>
    <meta:document-statistic meta:table-count="0" meta:image-count="0" meta:object-count="0" meta:page-count="4" meta:paragraph-count="11" meta:word-count="357" meta:character-count="1887" meta:non-whitespace-character-count="1435"/>
  </office:meta>
</office:document-meta>
</file>